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8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4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224b12" draw:marker-start-width="0.279cm" draw:marker-end-width="0.279cm" svg:stroke-opacity="100%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106cm" svg:stroke-color="#224b1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224b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 style:list-style-name="L1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0.955cm" fo:min-width="1.5cm"/>
    </style:style>
    <style:style style:name="gr13" style:family="graphic" style:parent-style-name="standard">
      <style:graphic-properties draw:stroke="dash" draw:stroke-dash="_32__20_Dots_20_1_20_Dash" svg:stroke-width="0.081cm" svg:stroke-color="#ed1c24" draw:marker-start-width="0.321cm" draw:marker-end-width="0.321cm" draw:fill="gradient" draw:fill-gradient-name="Gradient_20_1" draw:opacity="50%" draw:textarea-horizontal-align="justify" draw:textarea-vertical-align="middle" draw:auto-grow-height="false" fo:min-height="1.67cm" fo:min-width="10.625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0.955cm" fo:min-width="1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82cm" fo:min-width="0.4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2" style:family="paragraph">
      <loext:graphic-properties draw:fill-color="#bce4e5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" fo:font-size="16pt"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style:font-name="Ubuntu" fo:font-size="16pt"/>
    </style:style>
    <style:style style:name="P6" style:family="paragraph">
      <style:paragraph-properties fo:text-align="center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-color="#bce4e5"/>
      <style:paragraph-properties fo:text-align="center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8" style:family="paragraph">
      <style:paragraph-properties fo:text-align="center" style:writing-mode="lr-tb"/>
      <style:text-properties fo:color="#ffffff" loext:opacity="100%" style:font-name="Ubuntu" fo:font-size="16pt"/>
    </style:style>
    <style:style style:name="P9" style:family="paragraph">
      <loext:graphic-properties draw:fill-color="#468a1a" draw:opacity="100%"/>
      <style:paragraph-properties fo:text-align="center" style:writing-mode="lr-tb"/>
      <style:text-properties fo:color="#ffffff" loext:opacity="100%" style:font-name="Ubuntu" fo:font-size="1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Ubuntu" fo:font-size="16pt" style:letter-kerning="true" style:font-name-asian="Noto Sans CJK SC" style:font-size-asian="18pt" style:font-name-complex="Lohit Devanagari" style:font-size-complex="18pt"/>
    </style:style>
    <style:style style:name="P11" style:family="paragraph">
      <loext:graphic-properties draw:fill-color="#468a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Ubuntu" fo:font-size="16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Ubuntu" fo:font-size="16pt"/>
    </style:style>
    <style:style style:name="P13" style:family="paragraph">
      <loext:graphic-properties draw:fill="none"/>
      <style:paragraph-properties fo:text-align="center"/>
      <style:text-properties style:font-name="Ubuntu" fo:font-size="16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15" style:family="paragraph">
      <loext:graphic-properties draw:fill-color="#fcd3c1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16" style:family="paragraph">
      <loext:graphic-properties draw:fill="none"/>
      <style:paragraph-properties fo:text-align="center"/>
      <style:text-properties style:font-name="Ubuntu" fo:font-size="20pt"/>
    </style:style>
    <style:style style:name="P17" style:family="paragraph">
      <style:paragraph-properties fo:text-align="center" style:writing-mode="lr-tb"/>
      <style:text-properties style:font-name="Ubuntu" fo:font-size="16pt"/>
    </style:style>
    <style:style style:name="P18" style:family="paragraph">
      <loext:graphic-properties draw:fill="gradient" draw:fill-gradient-name="Gradient_20_1" draw:opacity="50%"/>
      <style:paragraph-properties fo:text-align="center" style:writing-mode="lr-tb"/>
      <style:text-properties style:font-name="Ubuntu" fo:font-size="16pt"/>
    </style:style>
    <style:style style:name="P19" style:family="paragraph">
      <loext:graphic-properties draw:fill="none"/>
      <style:paragraph-properties fo:text-align="center" style:writing-mode="lr-tb"/>
      <style:text-properties style:font-name="Ubuntu" fo:font-size="20pt"/>
    </style:style>
    <style:style style:name="P20" style:family="paragraph">
      <loext:graphic-properties draw:fill="gradient" draw:fill-gradient-name="Gradient_20_1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Ubuntu" fo:font-size="18pt" style:font-size-asian="18pt" style:font-size-complex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Ubuntu" fo:font-size="18pt"/>
    </style:style>
    <style:style style:name="P23" style:family="paragraph">
      <style:paragraph-properties fo:text-align="center"/>
      <style:text-properties style:font-name="Ubuntu" fo:font-size="16pt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Ubuntu" fo:font-size="16pt"/>
    </style:style>
    <style:style style:name="T1" style:family="text">
      <style:text-properties style:font-name="Ubuntu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style:font-name="Ubuntu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Ubuntu" fo:font-size="16pt" fo:font-style="italic" style:font-style-asian="italic" style:font-style-complex="italic"/>
    </style:style>
    <style:style style:name="T4" style:family="text">
      <style:text-properties style:font-name="Ubuntu" fo:font-size="16pt"/>
    </style:style>
    <style:style style:name="T5" style:family="text">
      <style:text-properties style:text-position="33% 58%" style:font-name="Ubuntu" fo:font-size="16pt"/>
    </style:style>
    <style:style style:name="T6" style:family="text">
      <style:text-properties style:text-position="0% 100%" style:font-name="Ubuntu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ffffff" loext:opacity="100%" style:font-name="Ubuntu" fo:font-size="16pt"/>
    </style:style>
    <style:style style:name="T8" style:family="text">
      <style:text-properties fo:color="#ffffff" loext:opacity="100%" style:text-position="33% 58%" style:font-name="Ubuntu" fo:font-size="16pt"/>
    </style:style>
    <style:style style:name="T9" style:family="text">
      <style:text-properties fo:color="#ffffff" loext:opacity="100%" style:text-position="-33% 58%" style:font-name="Ubuntu" fo:font-size="16pt"/>
    </style:style>
    <style:style style:name="T10" style:family="text">
      <style:text-properties style:text-position="33% 58%"/>
    </style:style>
    <style:style style:name="T11" style:family="text">
      <style:text-properties style:text-position="-8% 58%"/>
    </style:style>
    <style:style style:name="T12" style:family="text">
      <style:text-properties style:text-position="-33% 58%" style:font-name="Ubuntu" fo:font-size="16pt"/>
    </style:style>
    <style:style style:name="T13" style:family="text">
      <style:text-properties style:font-name="Ubuntu" fo:font-size="18pt" style:font-size-asian="18pt" style:font-size-complex="18pt"/>
    </style:style>
    <style:style style:name="T14" style:family="text">
      <style:text-properties style:font-name="Ubuntu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cm" svg:height="1.6cm" svg:x="1.12cm" svg:y="4.835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284cm" svg:height="0.882cm" svg:x="17.939cm" svg:y="6.815cm">
          <draw:text-box>
            <text:p text:style-name="P3"><text:span text:style-name="T3">Output</text:span></text:p>
          </draw:text-box>
        </draw:frame>
        <draw:frame draw:style-name="gr3" draw:text-style-name="P5" draw:layer="layout" svg:width="1.2cm" svg:height="0.882cm" svg:x="8.213cm" svg:y="0.768cm">
          <draw:text-box>
            <text:p><text:span text:style-name="T4">a</text:span><text:span text:style-name="T5">[1]</text:span></text:p>
          </draw:text-box>
        </draw:frame>
        <draw:custom-shape draw:style-name="gr4" draw:text-style-name="P7" xml:id="id3" draw:id="id3" draw:layer="layout" svg:width="1.6cm" svg:height="1.6cm" svg:x="1.12cm" svg:y="7.835cm">
          <text:p text:style-name="P6"><text:span text:style-name="T6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5" draw:id="id5" draw:layer="layout" svg:width="1.6cm" svg:height="1.6cm" svg:x="8.135cm" svg:y="1.835cm">
          <text:p text:style-name="P8"><text:span text:style-name="T7">a</text:span><text:span text:style-name="T8">[1]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1.6cm" svg:height="1.6cm" svg:x="8.135cm" svg:y="4.835cm">
          <text:p text:style-name="P10">a<text:span text:style-name="T10">[1]</text:span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6" draw:id="id6" draw:layer="layout" svg:width="1.6cm" svg:height="1.6cm" svg:x="8.135cm" svg:y="10.835cm">
          <text:p text:style-name="P12"><text:span text:style-name="T7">a</text:span><text:span text:style-name="T8">[1]</text:span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4" draw:id="id4" draw:layer="layout" svg:width="1.6cm" svg:height="1.6cm" svg:x="8.135cm" svg:y="7.835cm">
          <text:p text:style-name="P12"><text:span text:style-name="T7">a</text:span><text:span text:style-name="T8">[1]</text:span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3" draw:layer="layout" draw:type="line" svg:x1="2.72cm" svg:y1="5.635cm" svg:x2="8.135cm" svg:y2="5.635cm" draw:start-shape="id1" draw:start-glue-point="10" draw:end-shape="id2" draw:end-glue-point="6" svg:d="M2720 5635h5415" svg:viewBox="0 0 5416 1">
          <text:p/>
        </draw:connector>
        <draw:connector draw:style-name="gr9" draw:text-style-name="P13" draw:layer="layout" draw:type="line" svg:x1="2.72cm" svg:y1="8.635cm" svg:x2="8.135cm" svg:y2="8.635cm" draw:start-shape="id3" draw:start-glue-point="10" draw:end-shape="id4" draw:end-glue-point="6" svg:d="M2720 8635h5415" svg:viewBox="0 0 5416 1">
          <text:p/>
        </draw:connector>
        <draw:connector draw:style-name="gr9" draw:text-style-name="P13" draw:layer="layout" draw:type="line" svg:x1="2.72cm" svg:y1="5.635cm" svg:x2="8.135cm" svg:y2="2.635cm" draw:start-shape="id1" draw:start-glue-point="10" draw:end-shape="id5" draw:end-glue-point="6" svg:d="M2720 5635l5415-3000" svg:viewBox="0 0 5416 3001">
          <text:p/>
        </draw:connector>
        <draw:connector draw:style-name="gr9" draw:text-style-name="P13" draw:layer="layout" draw:type="line" svg:x1="2.72cm" svg:y1="5.635cm" svg:x2="8.135cm" svg:y2="8.635cm" draw:start-shape="id1" draw:start-glue-point="10" draw:end-shape="id4" draw:end-glue-point="6" svg:d="M2720 5635l5415 3000" svg:viewBox="0 0 5416 3001">
          <text:p/>
        </draw:connector>
        <draw:connector draw:style-name="gr9" draw:text-style-name="P13" draw:layer="layout" draw:type="line" svg:x1="2.72cm" svg:y1="5.635cm" svg:x2="8.135cm" svg:y2="11.635cm" draw:start-shape="id1" draw:start-glue-point="10" draw:end-shape="id6" draw:end-glue-point="6" svg:d="M2720 5635l5415 6000" svg:viewBox="0 0 5416 6001">
          <text:p/>
        </draw:connector>
        <draw:connector draw:style-name="gr9" draw:text-style-name="P13" draw:layer="layout" draw:type="line" svg:x1="2.72cm" svg:y1="8.635cm" svg:x2="8.135cm" svg:y2="2.635cm" draw:start-shape="id3" draw:start-glue-point="10" draw:end-shape="id5" draw:end-glue-point="6" svg:d="M2720 8635l5415-6000" svg:viewBox="0 0 5416 6001">
          <text:p/>
        </draw:connector>
        <draw:connector draw:style-name="gr9" draw:text-style-name="P13" draw:layer="layout" draw:type="line" svg:x1="2.72cm" svg:y1="8.635cm" svg:x2="8.135cm" svg:y2="5.635cm" draw:start-shape="id3" draw:start-glue-point="10" draw:end-shape="id2" draw:end-glue-point="6" svg:d="M2720 8635l5415-3000" svg:viewBox="0 0 5416 3001">
          <text:p/>
        </draw:connector>
        <draw:connector draw:style-name="gr9" draw:text-style-name="P13" draw:layer="layout" draw:type="line" svg:x1="2.72cm" svg:y1="8.635cm" svg:x2="8.135cm" svg:y2="11.635cm" draw:start-shape="id3" draw:start-glue-point="10" draw:end-shape="id6" draw:end-glue-point="6" svg:d="M2720 8635l5415 3000" svg:viewBox="0 0 5416 3001">
          <text:p/>
        </draw:connector>
        <draw:connector draw:style-name="gr10" draw:text-style-name="P13" draw:layer="layout" draw:type="line" svg:x1="9.735cm" svg:y1="2.635cm" svg:x2="15.088cm" svg:y2="7.235cm" draw:start-shape="id5" draw:start-glue-point="10" draw:end-shape="id7" draw:end-glue-point="6" svg:d="M9735 2635l5353 4600" svg:viewBox="0 0 5354 4601">
          <text:p/>
        </draw:connector>
        <draw:connector draw:style-name="gr10" draw:text-style-name="P13" draw:layer="layout" draw:type="line" svg:x1="9.735cm" svg:y1="5.635cm" svg:x2="15.088cm" svg:y2="7.235cm" draw:start-shape="id2" draw:start-glue-point="10" draw:end-shape="id7" draw:end-glue-point="6" svg:d="M9735 5635l5353 1600" svg:viewBox="0 0 5354 1601">
          <text:p/>
        </draw:connector>
        <draw:connector draw:style-name="gr10" draw:text-style-name="P13" draw:layer="layout" draw:type="line" svg:x1="9.735cm" svg:y1="8.635cm" svg:x2="15.088cm" svg:y2="7.235cm" draw:start-shape="id4" draw:start-glue-point="10" draw:end-shape="id7" draw:end-glue-point="6" svg:d="M9735 8635l5353-1400" svg:viewBox="0 0 5354 1401">
          <text:p/>
        </draw:connector>
        <draw:connector draw:style-name="gr10" draw:text-style-name="P13" draw:layer="layout" draw:type="line" svg:x1="9.735cm" svg:y1="11.635cm" svg:x2="15.088cm" svg:y2="7.235cm" draw:start-shape="id6" draw:start-glue-point="10" draw:end-shape="id7" draw:end-glue-point="6" svg:d="M9735 11635l5353-4400" svg:viewBox="0 0 5354 4401">
          <text:p/>
        </draw:connector>
        <draw:custom-shape draw:style-name="gr11" draw:text-style-name="P15" xml:id="id7" draw:id="id7" draw:layer="layout" svg:width="1.6cm" svg:height="1.6cm" svg:x="15.088cm" svg:y="6.435cm">
          <text:p text:style-name="P14"><text:span text:style-name="T4">a</text:span><text:span text:style-name="T5">[2]</text:span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2cm" svg:height="11.205cm" svg:x="0.913cm" svg:y="1.6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11.205cm" svg:height="2cm" draw:transform="rotate (1.5707963267949) translate (4.397cm 12.84cm)">
          <text:p text:style-name="P17"><text:span text:style-name="T4">Size = (2,4)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cm" svg:height="11.205cm" svg:x="7.882cm" svg:y="1.6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11.205cm" svg:x="14.85cm" svg:y="1.6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205cm" svg:height="2cm" draw:transform="rotate (1.5707963267949) translate (11.366cm 12.84cm)">
          <text:p text:style-name="P14"><text:span text:style-name="T4">Size = (4,1)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5cm" svg:height="0.882cm" svg:x="11.654cm" svg:y="0.768cm">
          <draw:text-box>
            <text:p><text:span text:style-name="T4">W</text:span><text:span text:style-name="T5">[2]</text:span></text:p>
          </draw:text-box>
        </draw:frame>
        <draw:frame draw:style-name="gr3" draw:text-style-name="P5" draw:layer="layout" svg:width="1.5cm" svg:height="0.882cm" svg:x="4.644cm" svg:y="0.768cm">
          <draw:text-box>
            <text:p><text:span text:style-name="T4">W</text:span><text:span text:style-name="T5">[1]</text:span></text:p>
          </draw:text-box>
        </draw:frame>
        <draw:frame draw:style-name="gr15" draw:text-style-name="P21" draw:layer="layout" svg:width="4.3cm" svg:height="0.963cm" svg:x="6.819cm" svg:y="12.962cm">
          <draw:text-box>
            <text:p text:style-name="P3"><text:span text:style-name="T13">Hidden Layer</text:span></text:p>
          </draw:text-box>
        </draw:frame>
        <draw:frame draw:style-name="gr15" draw:text-style-name="P21" draw:layer="layout" svg:width="3.8cm" svg:height="0.963cm" svg:x="0.435cm" svg:y="12.962cm">
          <draw:text-box>
            <text:p text:style-name="P3"><text:span text:style-name="T13">Input Layer</text:span></text:p>
          </draw:text-box>
        </draw:frame>
        <draw:frame draw:style-name="gr15" draw:text-style-name="P22" draw:layer="layout" svg:width="4.4cm" svg:height="0.963cm" svg:x="13.688cm" svg:y="12.962cm">
          <draw:text-box>
            <text:p text:style-name="P3"><text:span text:style-name="T14">Output Layer</text:span></text:p>
          </draw:text-box>
        </draw:frame>
        <draw:custom-shape draw:style-name="gr16" draw:text-style-name="P23" draw:layer="layout" svg:width="1.131cm" svg:height="0.864cm" svg:x="16.783cm" svg:y="6.805cm">
          <text:p/>
          <draw:enhanced-geometry svg:viewBox="0 0 21600 21600" draw:text-areas="0 ?f0 ?f5 ?f2" draw:type="right-arrow" draw:modifiers="10914.4876325088 5169.017341040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.2cm" svg:height="0.882cm" svg:x="15.006cm" svg:y="0.768cm">
          <draw:text-box>
            <text:p><text:span text:style-name="T4">a</text:span><text:span text:style-name="T5">[2]</text:span></text:p>
          </draw:text-box>
        </draw:frame>
        <draw:frame draw:style-name="gr3" draw:text-style-name="P24" draw:layer="layout" svg:width="1.2cm" svg:height="0.882cm" svg:x="1.269cm" svg:y="0.768cm">
          <draw:text-box>
            <text:p text:style-name="P3"><text:span text:style-name="T4">a</text:span><text:span text:style-name="T5">[0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d7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2T11:13:11.795352916</meta:creation-date>
    <dc:date>2024-05-11T13:00:02.501701989</dc:date>
    <meta:editing-duration>PT9H16M32S</meta:editing-duration>
    <meta:editing-cycles>14</meta:editing-cycles>
    <meta:generator>LibreOffice/7.3.7.2$Linux_X86_64 LibreOffice_project/30$Build-2</meta:generator>
    <meta:document-statistic meta:object-count="34"/>
  </office:meta>
</office:document-meta>
</file>